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1" fo:language="zxx" fo:country="none" style:language-asian="en" style:country-asian="US" style:language-complex="en" style:country-complex="US"/>
    </style:style>
    <style:style style:name="ce4" style:family="table-cell" style:parent-style-name="Default">
      <style:text-properties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5" style:family="table-cell" style:parent-style-name="Default">
      <style:table-cell-properties fo:background-color="#ffff00"/>
      <style:text-properties style:use-window-font-color="true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6" style:family="table-cell" style:parent-style-name="Default"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7" style:family="table-cell" style:parent-style-name="Default">
      <style:text-properties fo:font-size="10pt" fo:language="zxx" fo:country="none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9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1" style:family="table-cell" style:parent-style-name="Default">
      <style:table-cell-properties fo:background-color="#ffff00"/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  <style:text-properties style:use-window-font-color="true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3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/>
          <table:table-cell table:style-name="ce17" office:value-type="string">
            <text:p>User stories som mangler importance:</text:p>
          </table:table-cell>
          <table:table-cell table:formula="of:=COUNTBLANK([.B2:.B45])"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Default" office:value-type="string">
            <text:p>Som bruger vil jeg kunne gemme filer.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om bruger vil jeg kunne åbne/lukke filer.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om bruger vil jeg kunne sende fil over i styresystemet.</text:p>
          </table:table-cell>
          <table:table-cell table:style-name="ce13" office:value-type="float" office:value="30">
            <text:p>30</text:p>
          </table:table-cell>
          <table:table-cell table:style-name="ce18"/>
          <table:table-cell office:value-type="string">
            <text:p>Implementation specifik.</text:p>
          </table:table-cell>
          <table:table-cell table:number-columns-repeated="1020"/>
        </table:table-row>
        <table:table-row table:style-name="ro2">
          <table:table-cell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m bruger vil jeg kunne debugge/steppe/goto.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Sat ind ”/steppe/goto” fra styresystem.</text:p>
          </table:table-cell>
          <table:table-cell table:number-columns-repeated="1020"/>
        </table:table-row>
        <table:table-row table:style-name="ro2">
          <table:table-cell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flere filer åbne på én gang. 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lå op på, hvilke kommandoer/nøgleord jeg kan bruge.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have genvejstaster for normale operationer. 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23">
            <text:p>23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bruger vil jeg kunne anvende IntelliSense/auto completion.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4">
            <text:p>24</text:p>
          </table:table-cell>
          <table:table-cell table:style-name="ce14" table:number-columns-repeated="1021"/>
        </table:table-row>
        <table:table-row table:style-name="ro2">
          <table:table-cell table:style-name="ce8" office:value-type="string">
            <text:p>Som bruger vil jeg kunne ændre editor farveskema, font, tekststørrelse m.m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table-cell table:style-name="ce14" table:number-columns-repeated="1021"/>
        </table:table-row>
        <table:table-row table:style-name="ro2">
          <table:table-cell table:style-name="ce9" office:value-type="string">
            <text:p>Som bruger vil jeg kunne have syntaks highlighting. 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6">
            <text:p>36</text:p>
          </table:table-cell>
          <table:table-cell table:style-name="ce14" table:number-columns-repeated="1021"/>
        </table:table-row>
        <table:table-row table:style-name="ro2">
          <table:table-cell table:style-name="Default" office:value-type="string">
            <text:p>Som bruger vil jeg kunne eksekvere koden jeg skriver.</text:p>
          </table:table-cell>
          <table:table-cell/>
          <table:table-cell table:style-name="ce14" office:value-type="float" office:value="17">
            <text:p>17</text:p>
          </table:table-cell>
          <table:table-cell table:style-name="ce14" office:value-type="string">
            <text:p>Sat ind da vi ellers kun kan eksekvere filer ved at bruge styresystemet, hvor den finder en fil fra harddisken.</text:p>
          </table:table-cell>
          <table:table-cell table:style-name="ce14" table:number-columns-repeated="1020"/>
        </table:table-row>
        <table:table-row table:style-name="ro2">
          <table:table-cell table:style-name="ce10" office:value-type="string">
            <text:p>Som bruger vil jeg have auto-indentation.</text:p>
          </table:table-cell>
          <table:table-cell table:style-name="ce15"/>
          <table:table-cell table:style-name="ce15" office:value-type="float" office:value="31">
            <text:p>31</text:p>
          </table:table-cell>
          <table:table-cell office:value-type="string">
            <text:p>Manglede.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14" table:number-columns-repeated="1021"/>
        </table:table-row>
        <table:table-row table:style-name="ro2">
          <table:table-cell table:style-name="ce8" office:value-type="string">
            <text:p>Som bruger vil jeg eksekvere kode (starte simulering).</text:p>
          </table:table-cell>
          <table:table-cell table:style-name="ce14" office:value-type="float" office:value="100">
            <text:p>100</text:p>
          </table:table-cell>
          <table:table-cell table:style-name="ce14" office:value-type="float" office:value="13">
            <text:p>13</text:p>
          </table:table-cell>
          <table:table-cell table:style-name="ce14" table:number-columns-repeated="1021"/>
        </table:table-row>
        <table:table-row table:style-name="ro2">
          <table:table-cell table:style-name="ce11" office:value-type="string">
            <text:p>Som styresystem vil jeg kunne hente værdier.</text:p>
          </table:table-cell>
          <table:table-cell table:style-name="ce16" office:value-type="float" office:value="95">
            <text:p>95</text:p>
          </table:table-cell>
          <table:table-cell table:style-name="ce16"/>
          <table:table-cell table:style-name="ce14" office:value-type="string">
            <text:p>Implementation specifik.</text:p>
          </table:table-cell>
          <table:table-cell table:style-name="ce14" table:number-columns-repeated="1020"/>
        </table:table-row>
        <table:table-row table:style-name="ro2">
          <table:table-cell table:style-name="ce8" office:value-type="string">
            <text:p>Som tekniker vil jeg kunne se positionen af robotten.</text:p>
          </table:table-cell>
          <table:table-cell table:style-name="ce14" office:value-type="float" office:value="90">
            <text:p>90</text:p>
          </table:table-cell>
          <table:table-cell table:style-name="ce14" office:value-type="float" office:value="12">
            <text:p>12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tekniker vil jeg kunne kalibrere.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16">
            <text:p>16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bruger vil jeg kunne se grafisk visning.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5">
            <text:p>15</text:p>
          </table:table-cell>
          <table:table-cell table:style-name="ce14" table:number-columns-repeated="1021"/>
        </table:table-row>
        <table:table-row table:style-name="ro2">
          <table:table-cell table:style-name="ce6" office:value-type="string">
            <text:p>Som bruger vil jeg kunne se, hvor lang tid simuleringen har kørt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8" office:value-type="string">
            <text:p>Som bruger vil jeg kunne starte/stoppe systemet.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benytte GUI 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kunne indlæse/køre systemet DSL-filer direkte.</text:p>
          </table:table-cell>
          <table:table-cell table:style-name="ce15" office:value-type="float" office:value="87">
            <text:p>87</text:p>
          </table:table-cell>
          <table:table-cell table:style-name="ce15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tyre, hvor klodserne skal placeres.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manuelt styre robotten. 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logge ind.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e loggen. 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kunne se klodserne, der er lagret. 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12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Som bruger vil jeg kunne have se ’about-box/aboutception’</text:p>
          </table:table-cell>
          <table:table-cell table:style-name="ce14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Som bruger vil jeg kunne skifte mellem om koden skal køres af robotten eller simulatoren.</text:p>
          </table:table-cell>
          <table:table-cell table:style-name="ce17"/>
          <table:table-cell office:value-type="float" office:value="5">
            <text:p>5</text:p>
          </table:table-cell>
          <table:table-cell office:value-type="string">
            <text:p>Manglede.</text:p>
          </table:table-cell>
          <table:table-cell table:number-columns-repeated="1020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Som bruger vil jeg kunne måle vægten af objekter.</text:p>
          </table:table-cell>
          <table:table-cell/>
          <table:table-cell office:value-type="string">
            <text:p>x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3-26T12:53:49.88</dc:date>
    <meta:editing-duration>PT40M28S</meta:editing-duration>
    <meta:editing-cycles>16</meta:editing-cycles>
    <meta:generator>LibreOffice/3.5$Windows_x86 LibreOffice_project/7e68ba2-a744ebf-1f241b7-c506db1-7d53735</meta:generator>
    <meta:document-statistic meta:table-count="3" meta:cell-count="139" meta:object-count="0"/>
  </office:meta>
</office:document-meta>
</file>